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43.46pt"/>
    </style:style>
    <style:style style:name="co13" style:family="table-column">
      <style:table-column-properties fo:break-before="auto" style:column-width="39.6pt"/>
    </style:style>
    <style:style style:name="co14" style:family="table-column">
      <style:table-column-properties fo:break-before="auto" style:column-width="61.2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519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61.11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529.8pt"/>
    </style:style>
    <style:style style:name="co21" style:family="table-column">
      <style:table-column-properties fo:break-before="auto" style:column-width="96.69pt"/>
    </style:style>
    <style:style style:name="co22" style:family="table-column">
      <style:table-column-properties fo:break-before="auto" style:column-width="85.15pt"/>
    </style:style>
    <style:style style:name="co23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87d1d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daa2"/>
    </style:style>
    <style:style style:name="ce31" style:family="table-cell" style:parent-style-name="Default">
      <style:table-cell-properties fo:background-color="#ffdaa2"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3" table:default-cell-style-name="ce25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Defend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19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19" office:value-type="string" calcext:value-type="string">
            <text:p>Grab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6"/>
          <table:table-cell table:number-columns-repeated="2"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19" office:value-type="string" calcext:value-type="string">
            <text:p>Apply 2(3) Grapple. Gain 2(3) block. (Combo.)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19" office:value-type="string" calcext:value-type="string">
            <text:p>Hip Throw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19" office:value-type="string" calcext:value-type="string">
            <text:p>If the enemy is grappled, deal 9 damage. (Combo: Deal 5 damage.)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Strike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1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Careful Approa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Gain 4(7) Block. Remember 1 card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Charming Words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Gain 8(11) block. Apply 1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eap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Dark Suggest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2(3) Compulsion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Elbow Cu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Deal 9(13) damage. Combo: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lf Nels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7) damage. If the enemy is grappled, deal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BUFF</text:p>
          </table:table-cell>
          <table:table-cell table:style-name="ce22" office:value-type="string" calcext:value-type="string">
            <text:p>Hammer Str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Deal 9(12) damage. Forget 1(2) card(s)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visible Hand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Jab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Mania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(*)</text:p>
          </table:table-cell>
          <table:table-cell table:style-name="ce28" table:number-columns-repeated="11"/>
          <table:table-cell table:style-name="ce22" office:value-type="string" calcext:value-type="string">
            <text:p>Unplayable. Ethereal. When you draw this card, gain *(*). Next turn, gain 1 less *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Mele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al 5 damage to a random enemy 2(3)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Sp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al 4(6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Penetrating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2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Apply 3(5) grapple. Combo: Apply 2(3) vulnerable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Roughhous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Deal 6(8) damage twice to ALL enemies. Combo: Apply 2(3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crambl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Gain 8(11) Block. Forget 1(2) card(s). Combo.</text:p>
          </table:table-cell>
          <table:table-cell/>
        </table:table-row>
        <table:table-row table:style-name="ro1">
          <table:table-cell office:value-type="string" calcext:value-type="string">
            <text:p>REWORD</text:p>
          </table:table-cell>
          <table:table-cell table:style-name="ce22" office:value-type="string" calcext:value-type="string">
            <text:p>Sideste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<text:span text:style-name="T1">Gain 2(4) Dexterity this turn. Combo: Gain 5 Block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plex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Twit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Ethereal. When you draw this card, deal 10(14)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Widen the G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For each time a Void card exhausts, increase Widen the Gate’s damage by 8(10). Deal 10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ody Shi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2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2" table:number-columns-repeated="2"/>
          <table:table-cell table:style-name="ce22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rush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table:style-name="ce22" office:value-type="string" calcext:value-type="string">
            <text:p>Dominate Min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9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pply 5(7) Compulsion. The enemy loses 15(21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For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2"/>
          <table:table-cell table:style-name="ce28"/>
          <table:table-cell table:style-name="ce22" office:value-type="string" calcext:value-type="string">
            <text:p>+S+/+D+</text:p>
          </table:table-cell>
          <table:table-cell table:style-name="ce22" table:number-columns-repeated="9"/>
          <table:table-cell table:style-name="ce22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Full Body V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6(20) damage Combo: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Haymak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Deal 24(26) Damage. Gain 2(1) Vulnerable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to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Leverag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M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2"/>
          <table:table-cell table:style-name="ce22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bmi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ag Tea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2"/>
          <table:table-cell table:style-name="ce22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ormen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ligh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ar Dow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gility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9"/>
          <table:table-cell table:style-name="ce22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Armba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Gain 6(9) Block. Combo: Gain 6(9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ear Hu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rainstorm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2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tapul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5(8) damage to each grappled enemy for each grappled enemy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ill Tou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hokehol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22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ircle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lose Quart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ave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8" office:value-type="string" calcext:value-type="string">
            <text:p>HP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oss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De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Ethereal. When you draw this card, add a random card of any color to your hand. (It costs 0 this turn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Insigh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Get Read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2" office:value-type="string" calcext:value-type="string">
            <text:p>Innate. Gain 1(2) strength and 1(2) dexterity. Combo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Get Se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nnate. Deal 7(10) damage. If the enemy is grappled, deal 7(10)</text:span> extra damage. Combo. Exhaust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Horro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8"/>
          <table:table-cell table:style-name="ce22" office:value-type="string" calcext:value-type="string">
            <text:p>Unplayable. Ethereal. When you draw this card, apply 1(2) Weak and 1(2)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umili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COMBO</text:p>
          </table:table-cell>
          <table:table-cell table:style-name="ce22" office:value-type="string" calcext:value-type="string">
            <text:p>Laria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2" office:value-type="string" calcext:value-type="string">
            <text:p>Deal 5(8) damage. Combo: Gain * and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grain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odify Memor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2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Rea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Outburs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Ethereal. When you draw this card, the next attack you play deals 5(8)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ounc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Leap Fro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string" calcext:value-type="string">
            <text:p>*(*)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5"/>
          <table:table-cell table:style-name="ce22" office:value-type="string" calcext:value-type="string">
            <text:p>Gain 5 Block. Combo: Gain *(*)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Shocking Grasp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4 damage 2(3)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Thought Ea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22" office:value-type="string" calcext:value-type="string">
            <text:p>The enemy loses 3(5) HP. Combo: Draw 1(2) cards.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Mountain Bomb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2" table:number-columns-repeated="3"/>
          <table:table-cell table:style-name="ce22" office:value-type="string" calcext:value-type="string">
            <text:p>Deal 9 damage. (Combo: Deal 9 damage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canny Vision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itality Dra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Cag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ght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9"/>
          <table:table-cell table:style-name="ce22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Wind U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string" calcext:value-type="string">
            <text:p>(*)</text:p>
          </table:table-cell>
          <table:table-cell table:style-name="ce22" table:number-columns-repeated="11"/>
          <table:table-cell table:style-name="ce22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Blas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3" table:style-name="ta1">
        <office:forms form:automatic-focus="false" form:apply-design-mode="false"/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73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73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73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73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73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73]; COM.MICROSOFT.CONCAT([.A7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73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73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73]; [.A1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73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73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73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73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73];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73];[.A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5" calcext:value-type="float">
            <text:p>75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3" table:default-cell-style-name="ce25"/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Defend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19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Grab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19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Hip Throw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19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Strike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1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reful Approa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arming Words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eap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ark Suggesti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bow Cu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2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lf Nels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mmer Str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2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visible Hand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Jab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ania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11"/>
          <table:table-cell table:style-name="ce22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ele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Sp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netrating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Roughhous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crambl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2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ideste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2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plex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wit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2" office:value-type="string" calcext:value-type="string">
            <text:p>Void Blas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ody Shi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2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2" table:number-columns-repeated="2"/>
          <table:table-cell table:style-name="ce22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rush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ominate Min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9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For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2"/>
          <table:table-cell table:style-name="ce28"/>
          <table:table-cell table:style-name="ce22" office:value-type="string" calcext:value-type="string">
            <text:p>+S+/+D+</text:p>
          </table:table-cell>
          <table:table-cell table:style-name="ce22" table:number-columns-repeated="9"/>
          <table:table-cell table:style-name="ce22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ull Body V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ymak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9"/>
          <table:table-cell table:style-name="ce22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to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2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everag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2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M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Not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2"/>
          <table:table-cell table:style-name="ce22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bmi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ag Tea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2"/>
          <table:table-cell table:style-name="ce22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ormen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ligh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ar Dow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gility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9"/>
          <table:table-cell table:style-name="ce22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rmba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ear Hu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rainstorm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2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tapul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ill Tou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2" office:value-type="string" calcext:value-type="string">
            <text:p>Chokehol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22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ircle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lose Quart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ave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2"/>
          <table:table-cell table:style-name="ce28"/>
          <table:table-cell table:style-name="ce28" office:value-type="string" calcext:value-type="string">
            <text:p>HP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oss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2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e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Insigh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Read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9"/>
          <table:table-cell table:style-name="ce22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Se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orro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8"/>
          <table:table-cell table:style-name="ce22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umili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aria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grain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odify Memor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2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Rea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burs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2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ounc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sychedelic Il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2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hocking Grasp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hought Ea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22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Sk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2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canny Vision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2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itality Dra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Cag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ght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9"/>
          <table:table-cell table:style-name="ce22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Whisp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office:forms form:automatic-focus="false" form:apply-design-mode="false"/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1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2" table:default-cell-style-name="ce25"/>
        <table:table-column table:style-name="co9" table:default-cell-style-name="ce25"/>
        <table:table-column table:style-name="co13" table:number-columns-repeated="3" table:default-cell-style-name="ce25"/>
        <table:table-column table:style-name="co20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Hip Throw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19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Strike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9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9" office:value-type="string" calcext:value-type="string">
            <text:p>Defend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9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9" office:value-type="string" calcext:value-type="string">
            <text:p>Grab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5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19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eap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2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bow Cu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8"/>
          <table:table-cell table:style-name="ce22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Lightning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lf Nels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mmer Str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2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Invisible Hand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2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Jab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ele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Spik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Roughhous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2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plex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reful Approach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arming Words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ark Suggestion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netrating Shot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cramble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2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idestep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2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ull Body V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aymak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7"/>
          <table:table-cell table:style-name="ce22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Eat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acrific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Form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***(*)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avore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Enable</text:p>
          </table:table-cell>
          <table:table-cell table:style-name="ce22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Tormen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ar Dow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illing Posse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string" calcext:value-type="string">
            <text:p>+S+/+D+</text:p>
          </table:table-cell>
          <table:table-cell table:style-name="ce22" table:number-columns-repeated="7"/>
          <table:table-cell table:style-name="ce22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ush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Dominate Min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everage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2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Mel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ubmission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light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Bear Hu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atapul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Shock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umiliat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Laria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ounc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sychedelic Il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2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ill Tou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lose Quart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ave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2" table:number-columns-repeated="2"/>
          <table:table-cell table:style-name="ce28" office:value-type="string" calcext:value-type="string">
            <text:p>HP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22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Read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7"/>
          <table:table-cell table:style-name="ce22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earthly Vision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Unnerving Laughte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gility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7"/>
          <table:table-cell table:style-name="ce22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Armbar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hokehol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22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ircle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Cross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2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Insigh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Eldritch Whim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Fireman Lif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et Se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2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owing D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ind Rea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2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Modify Memory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2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Noth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Out of Reach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2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Petit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Secret of the Deep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22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Sk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2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itality Dra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Void Cage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eight Training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7"/>
          <table:table-cell table:style-name="ce22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Whisp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7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7" table:default-cell-style-name="ce25"/>
        <table:table-column table:style-name="co17" table:number-columns-repeated="13" table:default-cell-style-name="Default"/>
        <table:table-row table:style-name="ro1">
          <table:table-cell table:number-columns-repeated="4"/>
          <table:table-cell table:style-name="ce25" table:number-columns-repeated="7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Plated Armor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6(8) Plated Armor. Exhau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5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Draw 3(4) cards. Exhau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Intangib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1(2) Intangible. Exhau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Dex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dexterity. Exhau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Str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strength. Exhau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Weak/Vuln</text:p>
          </table:table-cell>
          <table:table-cell table:style-name="ce25" table:number-columns-repeated="3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Apply 2(3) weak and 2(3) vulnerable to ALL enemies. Exhau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*(*)</text:p>
          </table:table-cell>
          <table:table-cell table:style-name="ce25" table:number-columns-repeated="6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*(*). Exhaust.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roup Hug</text:p>
          </table:table-cell>
          <table:table-cell table:style-name="ce22" office:value-type="string" calcext:value-type="string">
            <text:p>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Gain 8(11) block. Apply 1(2) Grapple to ALL enemies.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22" office:value-type="string" calcext:value-type="string">
            <text:p>Amnesia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9"/>
          <table:table-cell table:style-name="ce23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Weird Condui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/>
          <table:table-cell table:style-name="ce19" office:value-type="string" calcext:value-type="string">
            <text:p>Devoid. Deal 4(6) damage for each Void card in your exhaust pile.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style-name="ce22" office:value-type="string" calcext:value-type="string">
            <text:p>Vanishing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2" office:value-type="string" calcext:value-type="string">
            <text:p>(Innate.) Devoid. Whenever a Void card exhausts, gain 2 dexterity.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Drag Behin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3"/>
          <table:table-cell table:style-name="ce19" office:value-type="string" calcext:value-type="string">
            <text:p>If the enemy is grappled, deal 9(14) damage.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Favored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{Ethereal.} At the start of your turn, shuffle X random boons into your hand.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23" office:value-type="string" calcext:value-type="string">
            <text:p>Eldritch Whim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Add a random boon to your hand. {Exhaust}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22" office:value-type="string" calcext:value-type="string">
            <text:p>Petit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2" office:value-type="string" calcext:value-type="string">
            <text:p>Shuffle 3(5) random boons into your draw pile. Exhaust.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22" office:value-type="string" calcext:value-type="string">
            <text:p>Mind Eater</text:p>
          </table:table-cell>
          <table:table-cell table:style-name="ce22" office:value-type="string" calcext:value-type="string">
            <text:p>Rare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2" office:value-type="string" calcext:value-type="string">
            <text:p>If the enemy is grappled, deal 15(19) damage and apply 3(5) Compulsion.</text:p>
          </table:table-cell>
          <table:table-cell/>
        </table:table-row>
        <table:table-row table:style-name="ro1">
          <table:table-cell table:style-name="ce30" office:value-type="string" calcext:value-type="string">
            <text:p>Disorientation</text:p>
          </table:table-cell>
          <table:table-cell table:style-name="ce30" office:value-type="string" calcext:value-type="string">
            <text:p>Rare</text:p>
          </table:table-cell>
          <table:table-cell table:style-name="ce30" office:value-type="string" calcext:value-type="string">
            <text:p>Skill</text:p>
          </table:table-cell>
          <table:table-cell table:style-name="ce31" office:value-type="string" calcext:value-type="string">
            <text:p>U</text:p>
          </table:table-cell>
          <table:table-cell table:style-name="ce31" table:number-columns-repeated="12"/>
          <table:table-cell table:style-name="ce30" office:value-type="string" calcext:value-type="string">
            <text:p>Unplayable. {Ethereal}. When you draw this card, randomize the costs of all cards in your hand.</text:p>
          </table:table-cell>
        </table:table-row>
        <table:table-row table:style-name="ro1">
          <table:table-cell table:style-name="ce30" office:value-type="string" calcext:value-type="string">
            <text:p>Verbal Tic</text:p>
          </table:table-cell>
          <table:table-cell table:style-name="ce30" office:value-type="string" calcext:value-type="string">
            <text:p>Common</text:p>
          </table:table-cell>
          <table:table-cell table:style-name="ce30" office:value-type="string" calcext:value-type="string">
            <text:p>Skill</text:p>
          </table:table-cell>
          <table:table-cell table:style-name="ce31" office:value-type="string" calcext:value-type="string">
            <text:p>U</text:p>
          </table:table-cell>
          <table:table-cell table:style-name="ce31" table:number-columns-repeated="12"/>
          <table:table-cell table:style-name="ce30" office:value-type="string" calcext:value-type="string">
            <text:p><text:span text:style-name="T1">Unplayable. {Ethereal}. When you draw this card, p</text:span>lay the top card of your deck.</text:p>
          </table:table-cell>
        </table:table-row>
        <table:table-row table:style-name="ro1">
          <table:table-cell table:style-name="ce22" office:value-type="string" calcext:value-type="string">
            <text:p>Sticky Fing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2" office:value-type="string" calcext:value-type="string">
            <text:p>Whenever an enemy attacks, apply 1 grapple to that enemy.</text:p>
          </table:table-cell>
        </table:table-row>
        <table:table-row table:style-name="ro1">
          <table:table-cell table:style-name="ce23" office:value-type="string" calcext:value-type="string">
            <text:p>Whispers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2" office:value-type="string" calcext:value-type="string">
            <text:p>ALL enemies lose 3(5) HP.</text:p>
          </table:table-cell>
        </table:table-row>
        <table:table-row table:style-name="ro1">
          <table:table-cell table:style-name="ce23" office:value-type="string" calcext:value-type="string">
            <text:p>Psychedelic Illusio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2" office:value-type="string" calcext:value-type="string">
            <text:p>Deal 10(12) damage to a random enemy. Gain 2(3) dexterity this turn.</text:p>
          </table:table-cell>
        </table:table-row>
        <table:table-row table:style-name="ro1">
          <table:table-cell table:style-name="ce23" office:value-type="string" calcext:value-type="string">
            <text:p>Unearthly Skin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2" office:value-type="string" calcext:value-type="string">
            <text:p>Gain 7(10) block. Gain 2(3) strength this turn.</text:p>
          </table:table-cell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lics" table:style-name="ta1">
        <table:table-column table:style-name="co23" table:default-cell-style-name="Default"/>
        <table:table-column table:style-name="co22" table:default-cell-style-name="Default"/>
        <table:table-column table:style-name="co17" table:number-columns-repeated="12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 the start of each combat, shuffle a boon into your draw pi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33" office:value-type="string" calcext:value-type="string">
            <text:p>Rare Relic</text:p>
          </table:table-cell>
          <table:table-cell table:style-name="ce33"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33" office:value-type="string" calcext:value-type="string">
            <text:p>Iron Gloves</text:p>
          </table:table-cell>
          <table:table-cell table:style-name="ce33" office:value-type="string" calcext:value-type="string">
            <text:p>Uncommon Relic</text:p>
          </table:table-cell>
          <table:table-cell table:style-name="ce33" office:value-type="string" calcext:value-type="string">
            <text:p>Grapple is affected by Strength.</text:p>
          </table:table-cell>
          <table:table-cell table:style-name="ce32" table:number-columns-repeated="11"/>
        </table:table-row>
        <table:table-row table:style-name="ro1">
          <table:table-cell office:value-type="string" calcext:value-type="string">
            <text:p>Silk Gloves</text:p>
          </table:table-cell>
          <table:table-cell office:value-type="string" calcext:value-type="string">
            <text:p>Uncommon Relic</text:p>
          </table:table-cell>
          <table:table-cell table:style-name="ce33" office:value-type="string" calcext:value-type="string">
            <text:p>Grapple is affected by Dexterity.</text:p>
          </table:table-cell>
          <table:table-cell table:style-name="ce32" table:number-columns-repeated="11"/>
        </table:table-row>
      </table:table>
      <table:named-expressions/>
      <table:database-ranges>
        <table:database-range table:name="__Anonymous_Sheet_DB__0" table:target-range-address="'Version 0.0.3'.A1:'Version 0.0.3'.S75">
          <table:sort>
            <table:sort-by table:field-number="2" table:data-type="automatic"/>
          </table:sort>
        </table:database-range>
        <table:database-range table:name="__Anonymous_Sheet_DB__2" table:target-range-address="'Version 0.0.2'.A1:'Version 0.0.2'.S76">
          <table:sort>
            <table:sort-by table:field-number="2" table:data-type="automatic"/>
          </table:sort>
        </table:database-range>
        <table:database-range table:name="__Anonymous_Sheet_DB__4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9:57:40.13407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6-12T13:24:57.942176467</dc:date>
    <meta:editing-duration>P6DT12H26M53S</meta:editing-duration>
    <meta:editing-cycles>251</meta:editing-cycles>
    <meta:generator>LibreOffice/6.0.7.3$Linux_X86_64 LibreOffice_project/00m0$Build-3</meta:generator>
    <meta:document-statistic meta:table-count="8" meta:cell-count="1979" meta:object-count="0"/>
  </office:meta>
</office:document-meta>
</file>